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value-type" style:repeat-content="false"/>
      <style:paragraph-properties fo:margin-left="0pt"/>
    </style:style>
    <style:style style:name="ce7" style:family="table-cell" style:parent-style-name="Default" style:data-style-name="N61"/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1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1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1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1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1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1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1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1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1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2" table:number-rows-repeated="2">
          <table:table-cell table:number-columns-repeated="20"/>
        </table:table-row>
        <table:table-row table:style-name="ro2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2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7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2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2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2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2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2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2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2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2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2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2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2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2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2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2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2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2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2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2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2" table:number-rows-repeated="4">
          <table:table-cell table:number-columns-repeated="20"/>
        </table:table-row>
        <table:table-row table:style-name="ro2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2" table:number-rows-repeated="2">
          <table:table-cell table:number-columns-repeated="20"/>
        </table:table-row>
        <table:table-row table:style-name="ro2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2" table:number-rows-repeated="4">
          <table:table-cell table:number-columns-repeated="20"/>
        </table:table-row>
        <table:table-row table:style-name="ro2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2" table:number-rows-repeated="4">
          <table:table-cell table:number-columns-repeated="20"/>
        </table:table-row>
        <table:table-row table:style-name="ro2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2">
          <table:table-cell table:style-name="ce3" office:value-type="string" calcext:value-type="string" table:number-columns-spanned="6" table:number-rows-spanned="1">
            <text:p>a0 EPL</text:p>
          </table:table-cell>
          <table:covered-table-cell table:number-columns-repeated="5" table:style-name="ce6"/>
          <table:table-cell table:number-columns-repeated="2"/>
          <table:table-cell table:style-name="ce3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6"/>
          <table:table-cell table:number-columns-repeated="6"/>
        </table:table-row>
        <table:table-row table:style-name="ro2"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table:style-name="ce5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2" table:number-rows-repeated="4">
          <table:table-cell table:number-columns-repeated="20"/>
        </table:table-row>
        <table:table-row table:style-name="ro2">
          <table:table-cell table:style-name="ce3" office:value-type="string" calcext:value-type="string" table:number-columns-spanned="6" table:number-rows-spanned="1">
            <text:p>eta EPL</text:p>
          </table:table-cell>
          <table:covered-table-cell table:number-columns-repeated="5" table:style-name="ce6"/>
          <table:table-cell table:number-columns-repeated="14"/>
        </table:table-row>
        <table:table-row table:style-name="ro2">
          <table:table-cell table:style-name="ce4" office:value-type="string" calcext:value-type="string">
            <text:p>e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2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2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2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2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2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2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2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2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2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2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2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  <table:table-row table:style-name="ro2" table:number-rows-repeated="3">
          <table:table-cell table:number-columns-repeated="20"/>
        </table:table-row>
        <table:table-row table:style-name="ro2">
          <table:table-cell table:style-name="ce1" office:value-type="string" calcext:value-type="string">
            <text:p>############################################# VARYING THE IGNORE PROBABILITY PARAMETER ################################################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IGNORE = 0.0</text:p>
          </table:table-cell>
          <table:table-cell table:number-columns-repeated="19"/>
        </table:table-row>
        <table:table-row table:style-name="ro2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2">
          <table:table-cell office:value-type="float" office:value="0.003" calcext:value-type="float">
            <text:p>0.003</text:p>
          </table:table-cell>
          <table:table-cell office:value-type="float" office:value="0.0013625" calcext:value-type="float">
            <text:p>0.0013625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292" calcext:value-type="float">
            <text:p>0.0002292</text:p>
          </table:table-cell>
          <table:table-cell office:value-type="float" office:value="0.0001321" calcext:value-type="float">
            <text:p>0.0001321</text:p>
          </table:table-cell>
          <table:table-cell table:style-name="ce7" office:value-type="float" office:value="0.0000594" calcext:value-type="float">
            <text:p>5.94E-05</text:p>
          </table:table-cell>
          <table:table-cell table:number-columns-repeated="14"/>
        </table:table-row>
        <table:table-row table:style-name="ro2">
          <table:table-cell office:value-type="float" office:value="0.0035" calcext:value-type="float">
            <text:p>0.0035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011363" calcext:value-type="float">
            <text:p>0.0011363</text:p>
          </table:table-cell>
          <table:table-cell office:value-type="float" office:value="0.0007125" calcext:value-type="float">
            <text:p>0.000712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2758" calcext:value-type="float">
            <text:p>0.0002758</text:p>
          </table:table-cell>
          <table:table-cell table:number-columns-repeated="14"/>
        </table:table-row>
        <table:table-row table:style-name="ro2">
          <table:table-cell office:value-type="float" office:value="0.004" calcext:value-type="float">
            <text:p>0.004</text:p>
          </table:table-cell>
          <table:table-cell office:value-type="float" office:value="0.0033188" calcext:value-type="float">
            <text:p>0.0033188</text:p>
          </table:table-cell>
          <table:table-cell office:value-type="float" office:value="0.0022575" calcext:value-type="float">
            <text:p>0.0022575</text:p>
          </table:table-cell>
          <table:table-cell office:value-type="float" office:value="0.0014917" calcext:value-type="float">
            <text:p>0.0014917</text:p>
          </table:table-cell>
          <table:table-cell office:value-type="float" office:value="0.0010946" calcext:value-type="float">
            <text:p>0.0010946</text:p>
          </table:table-cell>
          <table:table-cell office:value-type="float" office:value="0.0007625" calcext:value-type="float">
            <text:p>0.0007625</text:p>
          </table:table-cell>
          <table:table-cell table:number-columns-repeated="14"/>
        </table:table-row>
        <table:table-row table:style-name="ro2">
          <table:table-cell office:value-type="float" office:value="0.0045" calcext:value-type="float">
            <text:p>0.0045</text:p>
          </table:table-cell>
          <table:table-cell office:value-type="float" office:value="0.0055563" calcext:value-type="float">
            <text:p>0.0055563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9552" calcext:value-type="float">
            <text:p>0.0029552</text:p>
          </table:table-cell>
          <table:table-cell office:value-type="float" office:value="0.0023196" calcext:value-type="float">
            <text:p>0.0023196</text:p>
          </table:table-cell>
          <table:table-cell office:value-type="float" office:value="0.0018625" calcext:value-type="float">
            <text:p>0.0018625</text:p>
          </table:table-cell>
          <table:table-cell table:number-columns-repeated="14"/>
        </table:table-row>
        <table:table-row table:style-name="ro2">
          <table:table-cell office:value-type="float" office:value="0.005" calcext:value-type="float">
            <text:p>0.005</text:p>
          </table:table-cell>
          <table:table-cell office:value-type="float" office:value="0.0081437" calcext:value-type="float">
            <text:p>0.0081437</text:p>
          </table:table-cell>
          <table:table-cell office:value-type="float" office:value="0.0065388" calcext:value-type="float">
            <text:p>0.0065388</text:p>
          </table:table-cell>
          <table:table-cell office:value-type="float" office:value="0.0053146" calcext:value-type="float">
            <text:p>0.0053146</text:p>
          </table:table-cell>
          <table:table-cell office:value-type="float" office:value="0.0046821" calcext:value-type="float">
            <text:p>0.0046821</text:p>
          </table:table-cell>
          <table:table-cell office:value-type="float" office:value="0.0041242" calcext:value-type="float">
            <text:p>0.0041242</text:p>
          </table:table-cell>
          <table:table-cell table:number-columns-repeated="14"/>
        </table:table-row>
        <table:table-row table:style-name="ro2">
          <table:table-cell office:value-type="float" office:value="0.0055" calcext:value-type="float">
            <text:p>0.0055</text:p>
          </table:table-cell>
          <table:table-cell office:value-type="float" office:value="0.0114062" calcext:value-type="float">
            <text:p>0.0114062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8188" calcext:value-type="float">
            <text:p>0.0088188</text:p>
          </table:table-cell>
          <table:table-cell office:value-type="float" office:value="0.0079634" calcext:value-type="float">
            <text:p>0.0079634</text:p>
          </table:table-cell>
          <table:table-cell office:value-type="float" office:value="0.0078609" calcext:value-type="float">
            <text:p>0.0078609</text:p>
          </table:table-cell>
          <table:table-cell table:number-columns-repeated="14"/>
        </table:table-row>
        <table:table-row table:style-name="ro2">
          <table:table-cell office:value-type="float" office:value="0.006" calcext:value-type="float">
            <text:p>0.006</text:p>
          </table:table-cell>
          <table:table-cell office:value-type="float" office:value="0.0158312" calcext:value-type="float">
            <text:p>0.0158312</text:p>
          </table:table-cell>
          <table:table-cell office:value-type="float" office:value="0.0138125" calcext:value-type="float">
            <text:p>0.0138125</text:p>
          </table:table-cell>
          <table:table-cell office:value-type="float" office:value="0.0131833" calcext:value-type="float">
            <text:p>0.0131833</text:p>
          </table:table-cell>
          <table:table-cell office:value-type="float" office:value="0.0130018" calcext:value-type="float">
            <text:p>0.0130018</text:p>
          </table:table-cell>
          <table:table-cell office:value-type="float" office:value="0.0131398" calcext:value-type="float">
            <text:p>0.0131398</text:p>
          </table:table-cell>
          <table:table-cell table:number-columns-repeated="14"/>
        </table:table-row>
        <table:table-row table:style-name="ro2">
          <table:table-cell office:value-type="float" office:value="0.0065" calcext:value-type="float">
            <text:p>0.0065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0189646" calcext:value-type="float">
            <text:p>0.0189646</text:p>
          </table:table-cell>
          <table:table-cell office:value-type="float" office:value="0.0189902" calcext:value-type="float">
            <text:p>0.0189902</text:p>
          </table:table-cell>
          <table:table-cell office:value-type="float" office:value="0.0195477" calcext:value-type="float">
            <text:p>0.0195477</text:p>
          </table:table-cell>
          <table:table-cell table:number-columns-repeated="14"/>
        </table:table-row>
        <table:table-row table:style-name="ro2">
          <table:table-cell office:value-type="float" office:value="0.007" calcext:value-type="float">
            <text:p>0.007</text:p>
          </table:table-cell>
          <table:table-cell office:value-type="float" office:value="0.0262125" calcext:value-type="float">
            <text:p>0.0262125</text:p>
          </table:table-cell>
          <table:table-cell office:value-type="float" office:value="0.0253212" calcext:value-type="float">
            <text:p>0.0253212</text:p>
          </table:table-cell>
          <table:table-cell office:value-type="float" office:value="0.0255198" calcext:value-type="float">
            <text:p>0.0255198</text:p>
          </table:table-cell>
          <table:table-cell office:value-type="float" office:value="0.0258134" calcext:value-type="float">
            <text:p>0.0258134</text:p>
          </table:table-cell>
          <table:table-cell office:value-type="float" office:value="0.0265109" calcext:value-type="float">
            <text:p>0.0265109</text:p>
          </table:table-cell>
          <table:table-cell table:number-columns-repeated="14"/>
        </table:table-row>
        <table:table-row table:style-name="ro2">
          <table:table-cell office:value-type="float" office:value="0.0075" calcext:value-type="float">
            <text:p>0.0075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16487" calcext:value-type="float">
            <text:p>0.0316487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329352" calcext:value-type="float">
            <text:p>0.0329352</text:p>
          </table:table-cell>
          <table:table-cell table:number-columns-repeated="14"/>
        </table:table-row>
        <table:table-row table:style-name="ro2">
          <table:table-cell office:value-type="float" office:value="0.008" calcext:value-type="float">
            <text:p>0.008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86838" calcext:value-type="float">
            <text:p>0.0386838</text:p>
          </table:table-cell>
          <table:table-cell office:value-type="float" office:value="0.0387677" calcext:value-type="float">
            <text:p>0.0387677</text:p>
          </table:table-cell>
          <table:table-cell office:value-type="float" office:value="0.0389768" calcext:value-type="float">
            <text:p>0.0389768</text:p>
          </table:table-cell>
          <table:table-cell office:value-type="float" office:value="0.0387039" calcext:value-type="float">
            <text:p>0.0387039</text:p>
          </table:table-cell>
          <table:table-cell table:number-columns-repeated="14"/>
        </table:table-row>
        <table:table-row table:style-name="ro2" table:number-rows-repeated="2">
          <table:table-cell table:number-columns-repeated="20"/>
        </table:table-row>
        <table:table-row table:style-name="ro2">
          <table:table-cell table:style-name="ce1" office:value-type="string" calcext:value-type="string">
            <text:p>IGNORE = 0.05</text:p>
          </table:table-cell>
          <table:table-cell table:number-columns-repeated="19"/>
        </table:table-row>
        <table:table-row table:style-name="ro2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2">
          <table:table-cell office:value-type="float" office:value="0.003" calcext:value-type="float">
            <text:p>0.003</text:p>
          </table:table-cell>
          <table:table-cell office:value-type="float" office:value="0.0012687" calcext:value-type="float">
            <text:p>0.0012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001527" calcext:value-type="float">
            <text:p>0.0001527</text:p>
          </table:table-cell>
          <table:table-cell table:style-name="ce7" office:value-type="float" office:value="0.0000977" calcext:value-type="float">
            <text:p>9.77E-05</text:p>
          </table:table-cell>
          <table:table-cell table:number-columns-repeated="14"/>
        </table:table-row>
        <table:table-row table:style-name="ro2">
          <table:table-cell office:value-type="float" office:value="0.0035" calcext:value-type="float">
            <text:p>0.003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2375" calcext:value-type="float">
            <text:p>0.0012375</text:p>
          </table:table-cell>
          <table:table-cell office:value-type="float" office:value="0.0007719" calcext:value-type="float">
            <text:p>0.0007719</text:p>
          </table:table-cell>
          <table:table-cell office:value-type="float" office:value="0.0004866" calcext:value-type="float">
            <text:p>0.0004866</text:p>
          </table:table-cell>
          <table:table-cell office:value-type="float" office:value="0.0003344" calcext:value-type="float">
            <text:p>0.0003344</text:p>
          </table:table-cell>
          <table:table-cell table:number-columns-repeated="14"/>
        </table:table-row>
        <table:table-row table:style-name="ro2">
          <table:table-cell office:value-type="float" office:value="0.004" calcext:value-type="float">
            <text:p>0.00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16677" calcext:value-type="float">
            <text:p>0.0016677</text:p>
          </table:table-cell>
          <table:table-cell office:value-type="float" office:value="0.0011848" calcext:value-type="float">
            <text:p>0.0011848</text:p>
          </table:table-cell>
          <table:table-cell office:value-type="float" office:value="0.0008711" calcext:value-type="float">
            <text:p>0.0008711</text:p>
          </table:table-cell>
          <table:table-cell table:number-columns-repeated="14"/>
        </table:table-row>
        <table:table-row table:style-name="ro2">
          <table:table-cell office:value-type="float" office:value="0.0045" calcext:value-type="float">
            <text:p>0.0045</text:p>
          </table:table-cell>
          <table:table-cell office:value-type="float" office:value="0.0060625" calcext:value-type="float">
            <text:p>0.0060625</text:p>
          </table:table-cell>
          <table:table-cell office:value-type="float" office:value="0.0041613" calcext:value-type="float">
            <text:p>0.00416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5696" calcext:value-type="float">
            <text:p>0.0025696</text:p>
          </table:table-cell>
          <table:table-cell office:value-type="float" office:value="0.0021875" calcext:value-type="float">
            <text:p>0.0021875</text:p>
          </table:table-cell>
          <table:table-cell table:number-columns-repeated="14"/>
        </table:table-row>
        <table:table-row table:style-name="ro2">
          <table:table-cell office:value-type="float" office:value="0.005" calcext:value-type="float">
            <text:p>0.005</text:p>
          </table:table-cell>
          <table:table-cell office:value-type="float" office:value="0.0083438" calcext:value-type="float">
            <text:p>0.0083438</text:p>
          </table:table-cell>
          <table:table-cell office:value-type="float" office:value="0.0066375" calcext:value-type="float">
            <text:p>0.0066375</text:p>
          </table:table-cell>
          <table:table-cell office:value-type="float" office:value="0.0054938" calcext:value-type="float">
            <text:p>0.0054938</text:p>
          </table:table-cell>
          <table:table-cell office:value-type="float" office:value="0.0051321" calcext:value-type="float">
            <text:p>0.0051321</text:p>
          </table:table-cell>
          <table:table-cell office:value-type="float" office:value="0.0045672" calcext:value-type="float">
            <text:p>0.0045672</text:p>
          </table:table-cell>
          <table:table-cell table:number-columns-repeated="14"/>
        </table:table-row>
        <table:table-row table:style-name="ro2">
          <table:table-cell office:value-type="float" office:value="0.0055" calcext:value-type="float">
            <text:p>0.0055</text:p>
          </table:table-cell>
          <table:table-cell office:value-type="float" office:value="0.0117375" calcext:value-type="float">
            <text:p>0.0117375</text:p>
          </table:table-cell>
          <table:table-cell office:value-type="float" office:value="0.0101487" calcext:value-type="float">
            <text:p>0.0101487</text:p>
          </table:table-cell>
          <table:table-cell office:value-type="float" office:value="0.0092177" calcext:value-type="float">
            <text:p>0.0092177</text:p>
          </table:table-cell>
          <table:table-cell office:value-type="float" office:value="0.0086205" calcext:value-type="float">
            <text:p>0.0086205</text:p>
          </table:table-cell>
          <table:table-cell office:value-type="float" office:value="0.0083742" calcext:value-type="float">
            <text:p>0.0083742</text:p>
          </table:table-cell>
          <table:table-cell table:number-columns-repeated="14"/>
        </table:table-row>
        <table:table-row table:style-name="ro2">
          <table:table-cell office:value-type="float" office:value="0.006" calcext:value-type="float">
            <text:p>0.006</text:p>
          </table:table-cell>
          <table:table-cell office:value-type="float" office:value="0.0163625" calcext:value-type="float">
            <text:p>0.0163625</text:p>
          </table:table-cell>
          <table:table-cell office:value-type="float" office:value="0.0143137" calcext:value-type="float">
            <text:p>0.0143137</text:p>
          </table:table-cell>
          <table:table-cell office:value-type="float" office:value="0.0136729" calcext:value-type="float">
            <text:p>0.0136729</text:p>
          </table:table-cell>
          <table:table-cell office:value-type="float" office:value="0.0137304" calcext:value-type="float">
            <text:p>0.0137304</text:p>
          </table:table-cell>
          <table:table-cell office:value-type="float" office:value="0.0138914" calcext:value-type="float">
            <text:p>0.0138914</text:p>
          </table:table-cell>
          <table:table-cell table:number-columns-repeated="14"/>
        </table:table-row>
        <table:table-row table:style-name="ro2">
          <table:table-cell office:value-type="float" office:value="0.0065" calcext:value-type="float">
            <text:p>0.0065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193302" calcext:value-type="float">
            <text:p>0.0193302</text:p>
          </table:table-cell>
          <table:table-cell office:value-type="float" office:value="0.0195429" calcext:value-type="float">
            <text:p>0.0195429</text:p>
          </table:table-cell>
          <table:table-cell office:value-type="float" office:value="0.0202508" calcext:value-type="float">
            <text:p>0.0202508</text:p>
          </table:table-cell>
          <table:table-cell table:number-columns-repeated="14"/>
        </table:table-row>
        <table:table-row table:style-name="ro2">
          <table:table-cell office:value-type="float" office:value="0.007" calcext:value-type="float">
            <text:p>0.007</text:p>
          </table:table-cell>
          <table:table-cell office:value-type="float" office:value="0.0263063" calcext:value-type="float">
            <text:p>0.0263063</text:p>
          </table:table-cell>
          <table:table-cell office:value-type="float" office:value="0.0255975" calcext:value-type="float">
            <text:p>0.0255975</text:p>
          </table:table-cell>
          <table:table-cell office:value-type="float" office:value="0.0257625" calcext:value-type="float">
            <text:p>0.0257625</text:p>
          </table:table-cell>
          <table:table-cell office:value-type="float" office:value="0.0264116" calcext:value-type="float">
            <text:p>0.0264116</text:p>
          </table:table-cell>
          <table:table-cell office:value-type="float" office:value="0.0269656" calcext:value-type="float">
            <text:p>0.0269656</text:p>
          </table:table-cell>
          <table:table-cell table:number-columns-repeated="14"/>
        </table:table-row>
        <table:table-row table:style-name="ro2">
          <table:table-cell office:value-type="float" office:value="0.0075" calcext:value-type="float">
            <text:p>0.0075</text:p>
          </table:table-cell>
          <table:table-cell office:value-type="float" office:value="0.0312375" calcext:value-type="float">
            <text:p>0.031237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24229" calcext:value-type="float">
            <text:p>0.0324229</text:p>
          </table:table-cell>
          <table:table-cell office:value-type="float" office:value="0.0331795" calcext:value-type="float">
            <text:p>0.0331795</text:p>
          </table:table-cell>
          <table:table-cell office:value-type="float" office:value="0.0336109" calcext:value-type="float">
            <text:p>0.0336109</text:p>
          </table:table-cell>
          <table:table-cell table:number-columns-repeated="14"/>
        </table:table-row>
        <table:table-row table:style-name="ro2">
          <table:table-cell office:value-type="float" office:value="0.008" calcext:value-type="float">
            <text:p>0.008</text:p>
          </table:table-cell>
          <table:table-cell office:value-type="float" office:value="0.0382875" calcext:value-type="float">
            <text:p>0.0382875</text:p>
          </table:table-cell>
          <table:table-cell office:value-type="float" office:value="0.0382012" calcext:value-type="float">
            <text:p>0.0382012</text:p>
          </table:table-cell>
          <table:table-cell office:value-type="float" office:value="0.0391729" calcext:value-type="float">
            <text:p>0.0391729</text:p>
          </table:table-cell>
          <table:table-cell office:value-type="float" office:value="0.0393036" calcext:value-type="float">
            <text:p>0.0393036</text:p>
          </table:table-cell>
          <table:table-cell office:value-type="float" office:value="0.0387891" calcext:value-type="float">
            <text:p>0.0387891</text:p>
          </table:table-cell>
          <table:table-cell table:number-columns-repeated="14"/>
        </table:table-row>
        <table:table-row table:style-name="ro2" table:number-rows-repeated="2">
          <table:table-cell table:number-columns-repeated="20"/>
        </table:table-row>
        <table:table-row table:style-name="ro2">
          <table:table-cell table:style-name="ce1" office:value-type="string" calcext:value-type="string">
            <text:p>IGNORE = 0.1</text:p>
          </table:table-cell>
          <table:table-cell table:number-columns-repeated="19"/>
        </table:table-row>
        <table:table-row table:style-name="ro2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2">
          <table:table-cell office:value-type="float" office:value="0.003" calcext:value-type="float">
            <text:p>0.003</text:p>
          </table:table-cell>
          <table:table-cell office:value-type="float" office:value="0.0014281" calcext:value-type="float">
            <text:p>0.0014281</text:p>
          </table:table-cell>
          <table:table-cell office:value-type="float" office:value="0.0007675" calcext:value-type="float">
            <text:p>0.0007675</text:p>
          </table:table-cell>
          <table:table-cell office:value-type="float" office:value="0.0003646" calcext:value-type="float">
            <text:p>0.0003646</text:p>
          </table:table-cell>
          <table:table-cell office:value-type="float" office:value="0.0002393" calcext:value-type="float">
            <text:p>0.0002393</text:p>
          </table:table-cell>
          <table:table-cell office:value-type="float" office:value="0.0001359" calcext:value-type="float">
            <text:p>0.0001359</text:p>
          </table:table-cell>
          <table:table-cell table:number-columns-repeated="14"/>
        </table:table-row>
        <table:table-row table:style-name="ro2">
          <table:table-cell office:value-type="float" office:value="0.0035" calcext:value-type="float">
            <text:p>0.0035</text:p>
          </table:table-cell>
          <table:table-cell office:value-type="float" office:value="0.0024062" calcext:value-type="float">
            <text:p>0.002406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8458" calcext:value-type="float">
            <text:p>0.0008458</text:p>
          </table:table-cell>
          <table:table-cell office:value-type="float" office:value="0.0006071" calcext:value-type="float">
            <text:p>0.0006071</text:p>
          </table:table-cell>
          <table:table-cell office:value-type="float" office:value="0.0004141" calcext:value-type="float">
            <text:p>0.0004141</text:p>
          </table:table-cell>
          <table:table-cell table:number-columns-repeated="14"/>
        </table:table-row>
        <table:table-row table:style-name="ro2">
          <table:table-cell office:value-type="float" office:value="0.004" calcext:value-type="float">
            <text:p>0.004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.0025225" calcext:value-type="float">
            <text:p>0.002522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071" calcext:value-type="float">
            <text:p>0.0014071</text:p>
          </table:table-cell>
          <table:table-cell office:value-type="float" office:value="0.001125" calcext:value-type="float">
            <text:p>0.001125</text:p>
          </table:table-cell>
          <table:table-cell table:number-columns-repeated="14"/>
        </table:table-row>
        <table:table-row table:style-name="ro2">
          <table:table-cell office:value-type="float" office:value="0.0045" calcext:value-type="float">
            <text:p>0.004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34042" calcext:value-type="float">
            <text:p>0.0034042</text:p>
          </table:table-cell>
          <table:table-cell office:value-type="float" office:value="0.0028554" calcext:value-type="float">
            <text:p>0.0028554</text:p>
          </table:table-cell>
          <table:table-cell office:value-type="float" office:value="0.0025594" calcext:value-type="float">
            <text:p>0.0025594</text:p>
          </table:table-cell>
          <table:table-cell table:number-columns-repeated="14"/>
        </table:table-row>
        <table:table-row table:style-name="ro2">
          <table:table-cell office:value-type="float" office:value="0.005" calcext:value-type="float">
            <text:p>0.005</text:p>
          </table:table-cell>
          <table:table-cell office:value-type="float" office:value="0.0089469" calcext:value-type="float">
            <text:p>0.0089469</text:p>
          </table:table-cell>
          <table:table-cell office:value-type="float" office:value="0.0068125" calcext:value-type="float">
            <text:p>0.0068125</text:p>
          </table:table-cell>
          <table:table-cell office:value-type="float" office:value="0.0060646" calcext:value-type="float">
            <text:p>0.0060646</text:p>
          </table:table-cell>
          <table:table-cell office:value-type="float" office:value="0.0055232" calcext:value-type="float">
            <text:p>0.0055232</text:p>
          </table:table-cell>
          <table:table-cell office:value-type="float" office:value="0.0051328" calcext:value-type="float">
            <text:p>0.0051328</text:p>
          </table:table-cell>
          <table:table-cell table:number-columns-repeated="14"/>
        </table:table-row>
        <table:table-row table:style-name="ro2">
          <table:table-cell office:value-type="float" office:value="0.0055" calcext:value-type="float">
            <text:p>0.0055</text:p>
          </table:table-cell>
          <table:table-cell office:value-type="float" office:value="0.0120656" calcext:value-type="float">
            <text:p>0.0120656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5896" calcext:value-type="float">
            <text:p>0.0095896</text:p>
          </table:table-cell>
          <table:table-cell office:value-type="float" office:value="0.0094393" calcext:value-type="float">
            <text:p>0.0094393</text:p>
          </table:table-cell>
          <table:table-cell office:value-type="float" office:value="0.0092" calcext:value-type="float">
            <text:p>0.0092</text:p>
          </table:table-cell>
          <table:table-cell table:number-columns-repeated="14"/>
        </table:table-row>
        <table:table-row table:style-name="ro2">
          <table:table-cell office:value-type="float" office:value="0.006" calcext:value-type="float">
            <text:p>0.006</text:p>
          </table:table-cell>
          <table:table-cell office:value-type="float" office:value="0.0160594" calcext:value-type="float">
            <text:p>0.016059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1604" calcext:value-type="float">
            <text:p>0.0141604</text:p>
          </table:table-cell>
          <table:table-cell office:value-type="float" office:value="0.0146036" calcext:value-type="float">
            <text:p>0.0146036</text:p>
          </table:table-cell>
          <table:table-cell office:value-type="float" office:value="0.0146719" calcext:value-type="float">
            <text:p>0.0146719</text:p>
          </table:table-cell>
          <table:table-cell table:number-columns-repeated="14"/>
        </table:table-row>
        <table:table-row table:style-name="ro2">
          <table:table-cell office:value-type="float" office:value="0.0065" calcext:value-type="float">
            <text:p>0.0065</text:p>
          </table:table-cell>
          <table:table-cell office:value-type="float" office:value="0.0211344" calcext:value-type="float">
            <text:p>0.021134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00812" calcext:value-type="float">
            <text:p>0.0200812</text:p>
          </table:table-cell>
          <table:table-cell office:value-type="float" office:value="0.0201286" calcext:value-type="float">
            <text:p>0.0201286</text:p>
          </table:table-cell>
          <table:table-cell office:value-type="float" office:value="0.0212094" calcext:value-type="float">
            <text:p>0.0212094</text:p>
          </table:table-cell>
          <table:table-cell table:number-columns-repeated="14"/>
        </table:table-row>
        <table:table-row table:style-name="ro2">
          <table:table-cell office:value-type="float" office:value="0.007" calcext:value-type="float">
            <text:p>0.007</text:p>
          </table:table-cell>
          <table:table-cell office:value-type="float" office:value="0.0259469" calcext:value-type="float">
            <text:p>0.0259469</text:p>
          </table:table-cell>
          <table:table-cell office:value-type="float" office:value="0.0252975" calcext:value-type="float">
            <text:p>0.0252975</text:p>
          </table:table-cell>
          <table:table-cell office:value-type="float" office:value="0.0261292" calcext:value-type="float">
            <text:p>0.0261292</text:p>
          </table:table-cell>
          <table:table-cell office:value-type="float" office:value="0.0267554" calcext:value-type="float">
            <text:p>0.0267554</text:p>
          </table:table-cell>
          <table:table-cell office:value-type="float" office:value="0.0279437" calcext:value-type="float">
            <text:p>0.0279437</text:p>
          </table:table-cell>
          <table:table-cell table:number-columns-repeated="14"/>
        </table:table-row>
        <table:table-row table:style-name="ro2">
          <table:table-cell office:value-type="float" office:value="0.0075" calcext:value-type="float">
            <text:p>0.0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815" calcext:value-type="float">
            <text:p>0.031815</text:p>
          </table:table-cell>
          <table:table-cell office:value-type="float" office:value="0.0326729" calcext:value-type="float">
            <text:p>0.0326729</text:p>
          </table:table-cell>
          <table:table-cell office:value-type="float" office:value="0.0341607" calcext:value-type="float">
            <text:p>0.0341607</text:p>
          </table:table-cell>
          <table:table-cell office:value-type="float" office:value="0.0341813" calcext:value-type="float">
            <text:p>0.0341813</text:p>
          </table:table-cell>
          <table:table-cell table:number-columns-repeated="14"/>
        </table:table-row>
        <table:table-row table:style-name="ro2">
          <table:table-cell office:value-type="float" office:value="0.008" calcext:value-type="float">
            <text:p>0.008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38285" calcext:value-type="float">
            <text:p>0.038285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0399554" calcext:value-type="float">
            <text:p>0.0399554</text:p>
          </table:table-cell>
          <table:table-cell office:value-type="float" office:value="0.0394578" calcext:value-type="float">
            <text:p>0.0394578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/00/0000</text:date>, <text:time style:data-style-name="N2" text:time-value="14:05:38.4270696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6T19:15:36.664489622</dc:date>
    <meta:editing-duration>PT20H19M11S</meta:editing-duration>
    <meta:editing-cycles>84</meta:editing-cycles>
    <meta:generator>LibreOffice/5.1.6.2$Linux_X86_64 LibreOffice_project/10m0$Build-2</meta:generator>
    <meta:document-statistic meta:table-count="1" meta:cell-count="1198" meta:object-count="0"/>
  </office:meta>
</office:document-meta>
</file>